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875cm" svg:height="10.598cm" svg:x="19.444cm" svg:y="0.452cm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853cm" svg:height="10.013cm" svg:x="19.472cm" svg:y="10.997cm">
            <draw:object draw:notify-on-update-of-ranges="Sheet1.A2:Sheet1.A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764cm" svg:height="10.412cm" svg:x="19.472cm" svg:y="20.851cm">
            <draw:object draw:notify-on-update-of-ranges="Sheet1.A2:Sheet1.A7 Sheet1.D1:Sheet1.D1 Sheet1.D2:Sheet1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Requests/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g Latency (s)</text:p>
          </table:table-cell>
        </table:table-row>
        <table:table-row table:style-name="ro1">
          <table:table-cell table:style-name="ce1" office:value-type="string" calcext:value-type="string">
            <text:p>Django+Meinheld</text:p>
          </table:table-cell>
          <table:table-cell table:style-name="ce4" office:value-type="float" office:value="603.07" calcext:value-type="float">
            <text:p>603.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7977" calcext:value-type="float">
            <text:p>0.07977</text:p>
          </table:table-cell>
        </table:table-row>
        <table:table-row table:style-name="ro1">
          <table:table-cell table:style-name="ce2" office:value-type="string" calcext:value-type="string">
            <text:p>Django+uWSGI</text:p>
          </table:table-cell>
          <table:table-cell table:style-name="ce4" office:value-type="float" office:value="603.38" calcext:value-type="float">
            <text:p>603.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7958" calcext:value-type="float">
            <text:p>0.07958</text:p>
          </table:table-cell>
        </table:table-row>
        <table:table-row table:style-name="ro1">
          <table:table-cell table:style-name="ce1" office:value-type="string" calcext:value-type="string">
            <text:p>Flask+Meinheld</text:p>
          </table:table-cell>
          <table:table-cell table:style-name="ce4" office:value-type="float" office:value="623.85" calcext:value-type="float">
            <text:p>623.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7705" calcext:value-type="float">
            <text:p>0.07705</text:p>
          </table:table-cell>
        </table:table-row>
        <table:table-row table:style-name="ro1">
          <table:table-cell table:style-name="ce2" office:value-type="string" calcext:value-type="string">
            <text:p>Flask+uWSGI</text:p>
          </table:table-cell>
          <table:table-cell table:style-name="ce4" office:value-type="float" office:value="628.58" calcext:value-type="float">
            <text:p>628.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7655" calcext:value-type="float">
            <text:p>0.07655</text:p>
          </table:table-cell>
        </table:table-row>
        <table:table-row table:style-name="ro1">
          <table:table-cell table:style-name="ce1" office:value-type="string" calcext:value-type="string">
            <text:p>API-Hour</text:p>
          </table:table-cell>
          <table:table-cell table:style-name="ce4" office:value-type="float" office:value="3033.17" calcext:value-type="float">
            <text:p>3033.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61" calcext:value-type="float">
            <text:p>0.0161</text:p>
          </table:table-cell>
        </table:table-row>
        <table:table-row table:style-name="ro1">
          <table:table-cell table:style-name="ce1" office:value-type="string" calcext:value-type="string">
            <text:p>API-Hour w/o Nginx</text:p>
          </table:table-cell>
          <table:table-cell table:style-name="ce4" office:value-type="float" office:value="3610.96" calcext:value-type="float">
            <text:p>3610.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398" calcext:value-type="float">
            <text:p>0.01398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1:54:03.696732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Gasc</meta:initial-creator>
    <meta:creation-date>2015-02-24T17:52:18.249422226</meta:creation-date>
    <dc:date>2015-03-10T21:57:52.134755600</dc:date>
    <dc:creator>Ludovic Gasc</dc:creator>
    <meta:editing-duration>PT47M42S</meta:editing-duration>
    <meta:editing-cycles>15</meta:editing-cycles>
    <meta:generator>LibreOffice/4.2.7.2$Linux_X86_64 LibreOffice_project/420m0$Build-2</meta:generator>
    <meta:document-statistic meta:table-count="1" meta:cell-count="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76cm" svg:height="10.599cm" xlink:href=".." xlink:type="simple" chart:class="chart:bar" chart:style-name="ch1">
        <chart:plot-area chart:style-name="ch2" table:cell-range-address="Sheet1.A1:Sheet1.B7" chart:data-source-has-labels="both" svg:x="0.297cm" svg:y="0.211cm" svg:width="14.282cm" svg:height="10.177cm">
          <chartooo:coordinate-region svg:x="1.289cm" svg:y="0.41cm" svg:width="12.809cm" svg:height="8.933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Meinheld</text:p>
                <draw:g>
                  <svg:desc>Sheet1.A2:Sheet1.A7</svg:desc>
                </draw:g>
              </table:table-cell>
              <table:table-cell office:value-type="float" office:value="603.07">
                <text:p>603.07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Django+uWSGI</text:p>
              </table:table-cell>
              <table:table-cell office:value-type="float" office:value="603.38">
                <text:p>603.38</text:p>
              </table:table-cell>
            </table:table-row>
            <table:table-row>
              <table:table-cell office:value-type="string">
                <text:p>Flask+Meinheld</text:p>
              </table:table-cell>
              <table:table-cell office:value-type="float" office:value="623.85">
                <text:p>623.85</text:p>
              </table:table-cell>
            </table:table-row>
            <table:table-row>
              <table:table-cell office:value-type="string">
                <text:p>Flask+uWSGI</text:p>
              </table:table-cell>
              <table:table-cell office:value-type="float" office:value="628.58">
                <text:p>628.58</text:p>
              </table:table-cell>
            </table:table-row>
            <table:table-row>
              <table:table-cell office:value-type="string">
                <text:p>API-Hour</text:p>
              </table:table-cell>
              <table:table-cell office:value-type="float" office:value="3033.17">
                <text:p>3033.17</text:p>
              </table:table-cell>
            </table:table-row>
            <table:table-row>
              <table:table-cell office:value-type="string">
                <text:p>API-Hour w/o Nginx</text:p>
              </table:table-cell>
              <table:table-cell office:value-type="float" office:value="3610.96">
                <text:p>361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8.10000038146973pt" style:font-size-complex="8.10000038146973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.13473701477051pt" style:font-size-asian="8.13473701477051pt" style:font-size-complex="8.13473701477051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cale-text="true" chart:link-data-style-to-source="true"/>
      <style:graphic-properties draw:stroke="none" draw:fill-color="#ff0000" dr3d:edge-rounding="5%"/>
      <style:text-properties fo:font-size="8.13473701477051pt" style:font-size-asian="8.13473701477051pt" style:font-size-complex="8.13473701477051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54cm" svg:height="10.014cm" xlink:href=".." xlink:type="simple" chart:class="chart:bar" chart:style-name="ch1">
        <chart:plot-area chart:style-name="ch2" table:cell-range-address="Sheet1.A2:Sheet1.A7 Sheet1.C1:Sheet1.C7" chart:data-source-has-labels="both" svg:x="0.297cm" svg:y="0.2cm" svg:width="14.26cm" svg:height="9.614cm">
          <chartooo:coordinate-region svg:x="0.945cm" svg:y="0.373cm" svg:width="13.135cm" svg:height="8.396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label-cell-address="Sheet1.C1:Sheet1.C1" chart:class="chart:bar">
            <chart:data-point/>
            <chart:data-point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Meinheld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Django+uWSG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sk+Meinhel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sk+uWSG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I-Hou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I-Hour w/o Nginx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5cm" svg:height="10.413cm" xlink:href=".." xlink:type="simple" chart:class="chart:bar" chart:style-name="ch1">
        <chart:plot-area chart:style-name="ch2" table:cell-range-address="Sheet1.A2:Sheet1.A7 Sheet1.D1:Sheet1.D7" chart:data-source-has-labels="both" svg:x="0.295cm" svg:y="0.208cm" svg:width="14.175cm" svg:height="9.997cm">
          <chartooo:coordinate-region svg:x="1.207cm" svg:y="0.407cm" svg:width="12.778cm" svg:height="8.753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7" chart:label-cell-address="Sheet1.D1:Sheet1.D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Latency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Meinheld</text:p>
                <draw:g>
                  <svg:desc>Sheet1.A2:Sheet1.A7</svg:desc>
                </draw:g>
              </table:table-cell>
              <table:table-cell office:value-type="float" office:value="0.07977">
                <text:p>0.07977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Django+uWSGI</text:p>
              </table:table-cell>
              <table:table-cell office:value-type="float" office:value="0.07958">
                <text:p>0.07958</text:p>
              </table:table-cell>
            </table:table-row>
            <table:table-row>
              <table:table-cell office:value-type="string">
                <text:p>Flask+Meinheld</text:p>
              </table:table-cell>
              <table:table-cell office:value-type="float" office:value="0.07705">
                <text:p>0.07705</text:p>
              </table:table-cell>
            </table:table-row>
            <table:table-row>
              <table:table-cell office:value-type="string">
                <text:p>Flask+uWSGI</text:p>
              </table:table-cell>
              <table:table-cell office:value-type="float" office:value="0.07655">
                <text:p>0.07655</text:p>
              </table:table-cell>
            </table:table-row>
            <table:table-row>
              <table:table-cell office:value-type="string">
                <text:p>API-Hour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API-Hour w/o Nginx</text:p>
              </table:table-cell>
              <table:table-cell office:value-type="float" office:value="0.01398">
                <text:p>0.013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